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Verdana, Geneva, sans-serif, sans-serif"/>
    <style:font-face style:name="inherit" svg:font-family="inherit"/>
    <style:font-face style:name="monospace" svg:font-family="monospace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07023" officeooo:paragraph-rsid="00014b80"/>
    </style:style>
    <style:style style:name="P2" style:family="paragraph" style:parent-style-name="Text_20_body">
      <style:text-properties officeooo:paragraph-rsid="00014b80"/>
    </style:style>
    <style:style style:name="P3" style:family="paragraph" style:parent-style-name="Standard">
      <style:text-properties officeooo:rsid="00007023" officeooo:paragraph-rsid="00007023"/>
    </style:style>
    <style:style style:name="P4" style:family="paragraph" style:parent-style-name="Preformatted_20_Text">
      <style:text-properties fo:font-variant="normal" fo:text-transform="none" fo:color="#aaaaaa" style:font-name="inherit" fo:font-size="10.1000003814697pt" fo:letter-spacing="normal" fo:font-style="italic" style:text-underline-style="none" fo:font-weight="normal" officeooo:rsid="00023a38" officeooo:paragraph-rsid="00023a38"/>
    </style:style>
    <style:style style:name="P5" style:family="paragraph" style:parent-style-name="Preformatted_20_Text">
      <style:paragraph-properties fo:margin-top="0in" fo:margin-bottom="0in" loext:contextual-spacing="false" style:line-height-at-least="0.1756in" fo:text-align="start" style:justify-single-word="false" fo:orphans="2" fo:widows="2"/>
      <style:text-properties fo:font-variant="normal" fo:text-transform="none" fo:color="#3c3c3c" style:font-name="monospace" fo:font-size="10.1000003814697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loext:contextual-spacing="false" style:line-height-at-least="0.1756in" fo:text-align="start" style:justify-single-word="false" fo:orphans="2" fo:widows="2"/>
      <style:text-properties fo:font-variant="normal" fo:text-transform="none" fo:color="#3c3c3c" style:font-name="monospace" fo:font-size="10.1000003814697pt" fo:letter-spacing="normal" fo:font-style="normal" fo:font-weight="normal" officeooo:rsid="00023a38" officeooo:paragraph-rsid="00023a38"/>
    </style:style>
    <style:style style:name="P7" style:family="paragraph" style:parent-style-name="Preformatted_20_Text">
      <style:paragraph-properties fo:margin-top="0in" fo:margin-bottom="0in" loext:contextual-spacing="false" style:line-height-at-least="0.1756in" fo:text-align="start" style:justify-single-word="false" fo:orphans="2" fo:widows="2"/>
      <style:text-properties fo:font-variant="normal" fo:text-transform="none" fo:color="#3c3c3c" style:font-name="monospace" fo:font-size="10.1000003814697pt" fo:letter-spacing="normal" fo:font-style="normal" style:text-underline-style="solid" style:text-underline-width="auto" style:text-underline-color="font-color" fo:font-weight="normal" officeooo:rsid="00023a38" officeooo:paragraph-rsid="00023a38"/>
    </style:style>
    <style:style style:name="P8" style:family="paragraph" style:parent-style-name="Text_20_body">
      <style:text-properties fo:font-variant="normal" fo:text-transform="none" fo:color="#3c3c3c" style:font-name="Open Sans" fo:font-size="10.1000003814697pt" fo:letter-spacing="normal" fo:font-style="normal" fo:font-weight="normal" officeooo:rsid="00007023" officeooo:paragraph-rsid="00014b80"/>
    </style:style>
    <style:style style:name="P9" style:family="paragraph" style:parent-style-name="Text_20_body">
      <style:text-properties fo:font-variant="normal" fo:text-transform="none" fo:color="#3c3c3c" style:font-name="Open Sans" fo:font-size="10.1000003814697pt" fo:letter-spacing="normal" fo:font-style="normal" fo:font-weight="normal" officeooo:paragraph-rsid="00014b80"/>
    </style:style>
    <style:style style:name="P10" style:family="paragraph" style:parent-style-name="Text_20_body" style:list-style-name="L1">
      <style:paragraph-properties fo:text-align="start" style:justify-single-word="false" fo:orphans="2" fo:widows="2" fo:padding="0in" fo:border="none"/>
      <style:text-properties officeooo:paragraph-rsid="00014b80"/>
    </style:style>
    <style:style style:name="P11" style:family="paragraph" style:parent-style-name="Text_20_body" style:list-style-name="L1">
      <style:paragraph-properties fo:text-align="start" style:justify-single-word="false" fo:orphans="2" fo:widows="2" fo:padding="0in" fo:border="none"/>
      <style:text-properties fo:font-variant="normal" fo:text-transform="none" fo:color="#3c3c3c" style:font-name="Open Sans" fo:font-size="10.1000003814697pt" fo:letter-spacing="normal" fo:font-style="normal" fo:font-weight="normal" officeooo:paragraph-rsid="00014b80"/>
    </style:style>
    <style:style style:name="P12" style:family="paragraph" style:parent-style-name="Standard">
      <style:text-properties style:text-underline-style="solid" style:text-underline-width="auto" style:text-underline-color="font-color" officeooo:rsid="00023a38" officeooo:paragraph-rsid="00023a38"/>
    </style:style>
    <style:style style:name="P13" style:family="paragraph" style:parent-style-name="Standard">
      <style:text-properties style:text-underline-style="none" officeooo:rsid="00023a38" officeooo:paragraph-rsid="00023a38"/>
    </style:style>
    <style:style style:name="T1" style:family="text">
      <style:text-properties officeooo:rsid="00014b80"/>
    </style:style>
    <style:style style:name="T2" style:family="text">
      <style:text-properties fo:font-variant="normal" fo:text-transform="none" fo:color="#3c3c3c" style:font-name="Open Sans" fo:font-size="10.1000003814697pt" fo:letter-spacing="normal" fo:font-style="normal" fo:font-weight="bold"/>
    </style:style>
    <style:style style:name="T3" style:family="text">
      <style:text-properties fo:font-variant="normal" fo:text-transform="none" fo:color="#3c3c3c" style:font-name="Open Sans" fo:font-size="10.1000003814697pt" fo:letter-spacing="normal" fo:font-style="normal" fo:font-weight="normal"/>
    </style:style>
    <style:style style:name="T4" style:family="text">
      <style:text-properties fo:font-variant="normal" fo:text-transform="none" fo:color="#3c3c3c" style:font-name="Open Sans" fo:font-size="10.1000003814697pt" fo:letter-spacing="normal" fo:font-style="normal" fo:font-weight="normal" officeooo:rsid="00014b80"/>
    </style:style>
    <style:style style:name="T5" style:family="text">
      <style:text-properties fo:font-variant="normal" fo:text-transform="none" fo:color="#3c3c3c" style:font-name="Open Sans" fo:font-size="10.1000003814697pt" fo:letter-spacing="normal" fo:font-style="normal" fo:font-weight="normal" officeooo:rsid="00007023"/>
    </style:style>
    <style:style style:name="T6" style:family="text">
      <style:text-properties fo:color="#aa5500" style:font-name="inherit"/>
    </style:style>
    <style:style style:name="T7" style:family="text">
      <style:text-properties fo:color="#009999" style:font-name="inheri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ule 2:</text:p>
      <text:p text:style-name="P13"/>
      <text:p text:style-name="P3">1. Collecting</text:p>
      <text:p text:style-name="P3">2. Munging/Cleaning </text:p>
      <text:p text:style-name="P3">3. Exploration</text:p>
      <text:p text:style-name="P3">4. Transform (preparation for modeling)</text:p>
      <text:p text:style-name="P3">5. Modeling</text:p>
      <text:p text:style-name="P3"/>
      <text:p text:style-name="P3">Machine Learning Models:</text:p>
      <text:p text:style-name="P3">1. Classification (supervised)</text:p>
      <text:p text:style-name="P3">2. Regression (supervised)</text:p>
      <text:p text:style-name="P3">3. Clustering <text:span text:style-name="T1">(in this class, unsupervised)</text:span></text:p>
      <text:p text:style-name="P3">4. Dimensionality Reduction <text:span text:style-name="T1">(unsupervised)</text:span></text:p>
      <text:p text:style-name="P3">5. Reinforcement Learning (won't be taught in class)</text:p>
      <text:p text:style-name="P3"/>
      <text:p text:style-name="P1"><text:span text:style-name="Strong_20_Emphasis"><text:span text:style-name="T2">Collecting</text:span></text:span><text:span text:style-name="T3">: </text:span></text:p>
      <text:p text:style-name="P8"><text:tab/>Have a data driven question.</text:p>
      <text:p text:style-name="P2"><text:span text:style-name="T5"><text:tab/></text:span><text:span text:style-name="T4">T</text:span><text:span text:style-name="T3">he types of questions and problems solvable with machine learning.</text:span></text:p>
      <text:p text:style-name="P9"><text:tab/>Collect as much data as you possibly can, focusing on samples.</text:p>
      <text:list xml:id="list276639935610330387" text:style-name="L1">
        <text:list-item>
          <text:p text:style-name="P10"><text:span text:style-name="Strong_20_Emphasis"><text:span text:style-name="T2">Modeling</text:span></text:span><text:span text:style-name="T3">:</text:span></text:p>
          <text:p text:style-name="P11"><text:s text:c="13"/>Unsupervised, and supervised learning, and how they're different.</text:p>
        </text:list-item>
      </text:list>
      <text:p text:style-name="P12">Module 2:</text:p>
      <text:p text:style-name="P13"/>
      <text:p text:style-name="P13">what are the differences in methods for accessing data or cells in dataframe?</text:p>
      <text:p text:style-name="P4"># Produces a series object:</text:p>
      <text:p text:style-name="P5">&gt;&gt;&gt; df.recency</text:p>
      <text:p text:style-name="P5">&gt;&gt;&gt; df[<text:span text:style-name="T6">'recency'</text:span>]</text:p>
      <text:p text:style-name="P5">&gt;&gt;&gt; df.loc[:, <text:span text:style-name="T6">'recency'</text:span>]</text:p>
      <text:p text:style-name="P5">&gt;&gt;&gt; df.iloc[:, <text:span text:style-name="T7">0</text:span>]</text:p>
      <text:p text:style-name="P5">&gt;&gt;&gt; df.ix[:, <text:span text:style-name="T7">0</text:span>]</text:p>
      <text:p text:style-name="P4"># Produces a dataframe object:</text:p>
      <text:p text:style-name="P5">&gt;&gt;&gt; df[[<text:span text:style-name="T6">'recency'</text:span>]]</text:p>
      <text:p text:style-name="P5">&gt;&gt;&gt; df.loc[:, [<text:span text:style-name="T6">'recency'</text:span>]]</text:p>
      <text:p text:style-name="P5">&gt;&gt;&gt; df.iloc[:, [<text:span text:style-name="T7">0</text:span>]]</text:p>
      <text:p text:style-name="P5"/>
      <text:p text:style-name="P6">type(df.iloc[3, [1]])</text:p>
      <text:p text:style-name="P6">Out[24]: pandas.core.series.Series</text:p>
      <text:p text:style-name="P6"/>
      <text:p text:style-name="P6">type(df.iloc[3, 1])</text:p>
      <text:p text:style-name="P6">Out[25]: str</text:p>
      <text:p text:style-name="P6"/>
      <text:p text:style-name="P7">selecting multiple column indexers returns multiple columns for a specified row index</text:p>
      <text:p text:style-name="P6">df.iloc[3, [1, 2, 4]]</text:p>
      <text:p text:style-name="P6">Out[28]: </text:p>
      <text:p text:style-name="P6">history_segment <text:s text:c="3"/>5) $500 - $750</text:p>
      <text:p text:style-name="P6"><text:soft-page-break/>history <text:s text:c="19"/>675.83</text:p>
      <text:p text:style-name="P6">womens <text:s text:c="25"/>0</text:p>
      <text:p text:style-name="P6">Name: 3, dtype: object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Verdana, Geneva, sans-serif, sans-serif"/>
    <style:font-face style:name="inherit" svg:font-family="inherit"/>
    <style:font-face style:name="monospace" svg:font-family="monospace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20:03:10.946879000</meta:creation-date>
    <dc:date>2016-11-06T06:49:16.306276000</dc:date>
    <meta:editing-duration>PT12H21M49S</meta:editing-duration>
    <meta:editing-cycles>2</meta:editing-cycles>
    <meta:generator>LibreOffice/5.0.6.3$MacOSX_X86_64 LibreOffice_project/490fc03b25318460cfc54456516ea2519c11d1aa</meta:generator>
    <meta:document-statistic meta:table-count="0" meta:image-count="0" meta:object-count="0" meta:page-count="2" meta:paragraph-count="41" meta:word-count="164" meta:character-count="1200" meta:non-whitespace-character-count="1013"/>
  </office:meta>
</office:document-meta>
</file>